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98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27cm" svg:height="1.143cm" svg:x="11.16cm" svg:y="7.35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27cm" svg:height="1.143cm" svg:x="13.7cm" svg:y="9.8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143cm" svg:x="4.81cm" svg:y="12.4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143cm" svg:x="7.3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27cm" svg:height="1.143cm" svg:x="4.81cm" svg:y="9.89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1.27cm" svg:height="1.143cm" svg:x="11.16cm" svg:y="14.97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1.27cm" svg:height="1.143cm" svg:x="13.7cm" svg:y="12.4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27cm" svg:height="1.143cm" svg:x="7.35cm" svg:y="14.97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" draw:id="id1" draw:layer="layout" svg:width="1.27cm" svg:height="1.143cm" svg:x="9.255cm" svg:y="11.16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27cm" svg:height="1.143cm" svg:x="11.16cm" svg:y="2.143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27cm" svg:height="1.143cm" svg:x="16.24cm" svg:y="2.016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27cm" svg:height="1.143cm" svg:x="12.811cm" svg:y="3.921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9.441cm" svg:y1="12.136cm" svg:x2="6.08cm" svg:y2="13.002cm" draw:start-shape="id1" draw:start-glue-point="7" draw:end-shape="id2" draw:end-glue-point="10" svg:d="M9441 12136l-3361 866" svg:viewBox="0 0 3362 867">
          <text:p/>
        </draw:connector>
        <draw:connector draw:style-name="gr2" draw:text-style-name="P2" draw:layer="layout" draw:type="line" svg:x1="6.08cm" svg:y1="10.462cm" svg:x2="9.255cm" svg:y2="11.732cm" draw:start-shape="id3" draw:start-glue-point="10" draw:end-shape="id1" draw:end-glue-point="6" svg:d="M6080 10462l3175 1270" svg:viewBox="0 0 3176 1271">
          <text:p/>
        </draw:connector>
        <draw:connector draw:style-name="gr2" draw:text-style-name="P2" draw:layer="layout" draw:type="line" svg:x1="7.985cm" svg:y1="8.493cm" svg:x2="9.441cm" svg:y2="11.327cm" draw:start-shape="id4" draw:start-glue-point="8" draw:end-shape="id1" draw:end-glue-point="5" svg:d="M7985 8493l1456 2834" svg:viewBox="0 0 1457 2835">
          <text:p/>
        </draw:connector>
        <draw:connector draw:style-name="gr2" draw:text-style-name="P2" draw:layer="layout" draw:type="line" svg:x1="11.795cm" svg:y1="8.493cm" svg:x2="9.89cm" svg:y2="11.16cm" draw:start-shape="id5" draw:start-glue-point="8" draw:end-shape="id1" draw:end-glue-point="4" svg:d="M11795 8493l-1905 2667" svg:viewBox="0 0 1906 2668">
          <text:p/>
        </draw:connector>
        <draw:connector draw:style-name="gr2" draw:text-style-name="P2" draw:layer="layout" draw:type="line" svg:x1="7.985cm" svg:y1="14.97cm" svg:x2="9.89cm" svg:y2="12.303cm" draw:start-shape="id6" draw:start-glue-point="4" draw:end-shape="id1" draw:end-glue-point="8" svg:d="M7985 14970l1905-2667" svg:viewBox="0 0 1906 2668">
          <text:p/>
        </draw:connector>
        <draw:connector draw:style-name="gr2" draw:text-style-name="P2" draw:layer="layout" draw:type="line" svg:x1="11.795cm" svg:y1="14.97cm" svg:x2="10.339cm" svg:y2="12.136cm" draw:start-shape="id7" draw:start-glue-point="4" draw:end-shape="id1" draw:end-glue-point="9" svg:d="M11795 14970l-1456-2834" svg:viewBox="0 0 1457 2835">
          <text:p/>
        </draw:connector>
        <draw:connector draw:style-name="gr2" draw:text-style-name="P2" draw:layer="layout" draw:type="line" svg:x1="10.339cm" svg:y1="11.327cm" svg:x2="13.7cm" svg:y2="10.462cm" draw:start-shape="id1" draw:start-glue-point="11" draw:end-shape="id8" draw:end-glue-point="6" svg:d="M10339 11327l3361-865" svg:viewBox="0 0 3362 866">
          <text:p/>
        </draw:connector>
        <draw:connector draw:style-name="gr2" draw:text-style-name="P2" draw:layer="layout" draw:type="line" svg:x1="10.525cm" svg:y1="11.732cm" svg:x2="13.7cm" svg:y2="13.002cm" draw:start-shape="id1" draw:start-glue-point="10" draw:end-shape="id9" draw:end-glue-point="6" svg:d="M10525 11732l3175 1270" svg:viewBox="0 0 3176 12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05-28T23:33:14.635000000</dc:date>
    <meta:editing-duration>PT1H13M35S</meta:editing-duration>
    <meta:editing-cycles>1</meta:editing-cycles>
    <meta:document-statistic meta:object-count="20"/>
  </office:meta>
</office:document-meta>
</file>